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Albany AMT" svg:font-family="'Albany AMT'" style:font-pitch="variable"/>
    <style:font-face style:name="Nimbus Roman No9 L" svg:font-family="'Nimbus Roman No9 L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5" style:family="table">
      <style:table-properties style:width="15.67cm" table:align="center" style:writing-mode="lr-tb"/>
    </style:style>
    <style:style style:name="Tabla5.A" style:family="table-column">
      <style:table-column-properties style:column-width="6.32cm"/>
    </style:style>
    <style:style style:name="Tabla5.B" style:family="table-column">
      <style:table-column-properties style:column-width="9.35cm"/>
    </style:style>
    <style:style style:name="Tabla5.A1" style:family="table-cell">
      <style:table-cell-properties style:vertical-align="middle" fo:background-color="#d5d5de" style:border-line-width-left="0.002cm 0.035cm 0.002cm" style:border-line-width-top="0.002cm 0.035cm 0.002cm" style:border-line-width-bottom="0.002cm 0.035cm 0.002cm" fo:padding="0.132cm" fo:border-left="0.039cm double #808080" fo:border-right="none" fo:border-top="0.039cm double #808080" fo:border-bottom="0.039cm double #808080" style:writing-mode="lr-tb">
        <style:background-image/>
      </style:table-cell-properties>
    </style:style>
    <style:style style:name="Tabla5.B1" style:family="table-cell">
      <style:table-cell-properties style:vertical-align="middle" fo:background-color="#d5d5de" style:border-line-width="0.002cm 0.035cm 0.002cm" fo:padding="0.132cm" fo:border="0.039cm double #808080" style:writing-mode="lr-tb">
        <style:background-image/>
      </style:table-cell-properties>
    </style:style>
    <style:style style:name="Tabla5.A2" style:family="table-cell">
      <style:table-cell-properties style:vertical-align="top" fo:background-color="#e2e2e2" style:border-line-width-left="0.002cm 0.035cm 0.002cm" style:border-line-width-bottom="0.002cm 0.035cm 0.002cm" fo:padding="0.132cm" fo:border-left="0.039cm double #808080" fo:border-right="none" fo:border-top="none" fo:border-bottom="0.039cm double #808080" style:writing-mode="lr-tb">
        <style:background-image/>
      </style:table-cell-properties>
    </style:style>
    <style:style style:name="Tabla5.B2" style:family="table-cell">
      <style:table-cell-properties style:vertical-align="top" fo:background-color="#e2e2e2" style:border-line-width-left="0.002cm 0.035cm 0.002cm" style:border-line-width-right="0.002cm 0.035cm 0.002cm" style:border-line-width-bottom="0.002cm 0.035cm 0.002cm" fo:padding="0.132cm" fo:border-left="0.039cm double #808080" fo:border-right="0.039cm double #808080" fo:border-top="none" fo:border-bottom="0.039cm double #808080" style:writing-mode="lr-tb">
        <style:background-image/>
      </style:table-cell-properties>
    </style:style>
    <style:style style:name="Tabla5.B3.1" style:family="table-row">
      <style:table-row-properties style:row-height="1.252cm"/>
    </style:style>
    <style:style style:name="P1" style:family="paragraph" style:parent-style-name="Standard">
      <style:text-properties style:text-underline-style="none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style:use-window-font-color="true" fo:font-size="12pt" fo:language="es" fo:country="ES" style:text-underline-style="none" fo:font-weight="normal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language="es" fo:country="ES" style:text-underline-style="none" fo:font-weight="normal" style:font-weight-asian="normal" style:font-weight-complex="normal"/>
    </style:style>
    <style:style style:name="P6" style:family="paragraph" style:parent-style-name="Standard" style:list-style-name="L2">
      <style:paragraph-properties fo:text-align="justify" style:justify-single-word="false"/>
      <style:text-properties style:use-window-font-color="true" fo:font-size="12pt" fo:language="es" fo:country="ES" style:text-underline-style="none" fo:font-weight="normal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" style:family="paragraph" style:parent-style-name="Standard">
      <style:paragraph-properties fo:margin-top="0.423cm" fo:margin-bottom="0cm" fo:text-align="center" style:justify-single-word="false" style:snap-to-layout-grid="false"/>
      <style:text-properties style:use-window-font-color="true" fo:font-size="12pt" fo:language="es" fo:country="ES" fo:font-weight="bol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" style:family="paragraph" style:parent-style-name="Standard">
      <style:paragraph-properties fo:margin-top="0.423cm" fo:margin-bottom="0cm" style:snap-to-layout-grid="false"/>
      <style:text-properties style:use-window-font-color="true" fo:font-size="12pt" fo:language="es" fo:country="ES" style:font-name-asian="Times New Roman" style:font-size-asian="12pt" style:font-name-complex="Arial" style:font-size-complex="12pt" style:language-complex="ar" style:country-complex="SA"/>
    </style:style>
    <style:style style:name="P9" style:family="paragraph" style:parent-style-name="Standard">
      <style:paragraph-properties fo:margin-top="0.423cm" fo:margin-bottom="0cm" style:snap-to-layout-grid="false"/>
    </style:style>
    <style:style style:name="P10" style:family="paragraph" style:parent-style-name="Standard">
      <style:paragraph-properties fo:margin-top="0.423cm" fo:margin-bottom="0cm" fo:text-align="justify" style:justify-single-word="false" style:snap-to-layout-grid="false"/>
      <style:text-properties style:use-window-font-color="true" fo:font-size="12pt" fo:language="es" fo:country="ES" style:font-name-asian="Times New Roman" style:font-size-asian="12pt" style:font-name-complex="Arial" style:font-size-complex="12pt" style:language-complex="ar" style:country-complex="SA"/>
    </style:style>
    <style:style style:name="P11" style:family="paragraph" style:parent-style-name="Standard">
      <style:paragraph-properties fo:margin-top="0.423cm" fo:margin-bottom="0cm" style:snap-to-layout-grid="false"/>
      <style:text-properties style:use-window-font-color="true" fo:font-size="12pt" fo:language="en" fo:country="GB" style:font-name-asian="Times New Roman" style:font-size-asian="12pt" style:font-name-complex="Arial" style:font-size-complex="12pt" style:language-complex="ar" style:country-complex="SA"/>
    </style:style>
    <style:style style:name="P12" style:family="paragraph" style:parent-style-name="Standard" style:list-style-name="L3">
      <style:text-properties style:text-underline-style="none" fo:font-weight="normal" style:font-weight-asian="normal" style:font-weight-complex="normal"/>
    </style:style>
    <style:style style:name="P13" style:family="paragraph" style:parent-style-name="Standard" style:list-style-name="L3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 style:parent-style-name="Standard" style:list-style-name="L4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 style:parent-style-name="Standard" style:list-style-name="L3"/>
    <style:style style:name="T1" style:family="text">
      <style:text-properties style:use-window-font-color="true" fo:font-size="12pt" fo:language="es" fo:country="ES" style:font-name-asian="Times New Roman" style:font-size-asian="12pt" style:font-name-complex="Arial" style:font-size-complex="12pt" style:language-complex="ar" style:country-complex="SA"/>
    </style:style>
    <style:style style:name="T2" style:family="text">
      <style:text-properties style:use-window-font-color="true" fo:font-size="12pt" fo:language="en" fo:country="GB" style:font-name-asian="Times New Roman" style:font-size-asian="12pt" style:font-name-complex="Arial" style:font-size-complex="12pt" style:language-complex="ar" style:country-complex="S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Funcionalidad: Calculadora de bandas.</text:p>
      <text:p text:style-name="P1">Proyecto: extRemoteSensing.</text:p>
      <text:p text:style-name="P1"/>
      <text:p text:style-name="P2"/>
      <text:p text:style-name="P2">Requisitos:</text:p>
      <text:p text:style-name="P3"/>
      <text:list text:style-name="L1">
        <text:list-item>
          <text:p text:style-name="P4">Se permitirá efectuar operaciones aritméticas (como sumas, multiplicaciones...) o lógicas, con los valores de pixel.</text:p>
        </text:list-item>
        <text:list-item>
          <text:p text:style-name="P5">El usuario podrá mediante esta herramienta definir sus propias operaciones y aplicarlas a las bandas que seleccione.</text:p>
        </text:list-item>
        <text:list-item>
          <text:p text:style-name="P4">El usuario podrá introducir la expresión que desee, utilizando para ello una serie de operadores y constantes definidas.</text:p>
        </text:list-item>
        <text:list-item>
          <text:p text:style-name="P4">Una vez escrita la expresión, se debe poder asignar cada variable la banda correspondiente. </text:p>
        </text:list-item>
        <text:list-item>
          <text:p text:style-name="P4">Debe existir la posibilidad de almacenar o cargar expresiones ya definidas por el usuario.</text:p>
        </text:list-item>
        <text:list-item>
          <text:p text:style-name="P4">Una vez seleccionadas las variables, el usuario podrá definir el área de la imagen (spatial subset, ROI) sobre la que aplicar la operación matemática. Por defecto se aplicará a toda la imagen.</text:p>
        </text:list-item>
        <text:list-item>
          <text:p text:style-name="P4">Se podrán operar rasters de distintos tamaños, posiciones en la vista y tamaños de pixel. Se realizara la operación indicada en las zonas de intersección de los operandos, recurriendo a la interpolación cuando no haya coincidencia en el tamaño del pixel.</text:p>
        </text:list-item>
        <text:list-item>
          <text:p text:style-name="P4">El resultado será cargado como una nueva capa, pudiendo hacer corresponder esta con un fichero en disco (en este caso se podrá indicar la ruta). </text:p>
        </text:list-item>
        <text:list-item>
          <text:p text:style-name="P4">Se podrán seleccionar las características del raster(dimensiones, tamaño de pixel) de salida entre las siguientes:</text:p>
        </text:list-item>
      </text:list>
      <text:list text:style-name="L2">
        <text:list-header>
          <text:p text:style-name="P6"/>
          <text:list>
            <text:list-item>
              <text:list>
                <text:list-item>
                  <text:p text:style-name="P6">Ajustar a los datos de entrada.</text:p>
                </text:list-item>
                <text:list-item>
                  <text:p text:style-name="P6">Definida por el usuario.</text:p>
                </text:list-item>
                <text:list-item>
                  <text:p text:style-name="P6">Utilizar la extensión de la vista.</text:p>
                </text:list-item>
                <text:list-item>
                  <text:p text:style-name="P6">Utilizar las características de otra capa.</text:p>
                </text:list-item>
              </text:list>
            </text:list-item>
          </text:list>
        </text:list-header>
      </text:list>
      <text:list text:style-name="L1" text:continue-numbering="true">
        <text:list-header>
          <text:p text:style-name="P4"/>
        </text:list-header>
        <text:list-item>
          <text:p text:style-name="P4">Los tipos de operadores que podemos encontrar son:</text:p>
          <text:p text:style-name="P4"/>
        </text:list-item>
      </text:list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7">Categoría </text:p>
          </table:table-cell>
          <table:table-cell table:style-name="Tabla5.B1" office:value-type="string">
            <text:p text:style-name="P7">Función</text:p>
          </table:table-cell>
        </table:table-row>
        <table:table-row>
          <table:table-cell table:style-name="Tabla5.A2" office:value-type="string">
            <text:p text:style-name="P8">Aritmética básica</text:p>
          </table:table-cell>
          <table:table-cell table:style-name="Tabla5.B2" office:value-type="string">
            <text:p text:style-name="P8">Suma (+), resta (-), multiplicación (*), y división (/)</text:p>
          </table:table-cell>
        </table:table-row>
        <table:table-row>
          <table:table-cell table:style-name="Tabla5.A2" office:value-type="string">
            <text:p text:style-name="P8">Funciones trigonométricas</text:p>
          </table:table-cell>
          <table:table-cell>
            <table:table table:is-sub-table="true">
              <table:table-column table:style-name="Tabla5.B"/>
              <table:table-row table:style-name="Tabla5.B3.1">
                <table:table-cell table:style-name="Tabla5.B2" office:value-type="string">
                  <text:p text:style-name="P8">Seno, coseno y tangente</text:p>
                </table:table-cell>
              </table:table-row>
              <table:table-row table:style-name="Tabla5.B3.1">
                <table:table-cell table:style-name="Tabla5.B2" office:value-type="string">
                  <text:p text:style-name="P8">Arcoseno, arcocoseno y arcotangente</text:p>
                </table:table-cell>
              </table:table-row>
              <table:table-row>
                <table:table-cell table:style-name="Tabla5.B2" office:value-type="string">
                  <text:p text:style-name="P9"><text:span text:style-name="T1">Funciones</text:span><text:span text:style-name="T2"> hiperbólicas</text:span></text:p>
                </table:table-cell>
              </table:table-row>
            </table:table>
          </table:table-cell>
        </table:table-row>
        <table:table-row>
          <table:table-cell table:style-name="Tabla5.A2" office:value-type="string">
            <text:p text:style-name="P8">Operadores relacionales o lógicos</text:p>
          </table:table-cell>
          <table:table-cell>
            <table:table table:is-sub-table="true">
              <table:table-column table:style-name="Tabla5.B"/>
              <table:table-row table:style-name="Tabla5.B3.1">
                <table:table-cell table:style-name="Tabla5.B2" office:value-type="string">
                  <text:p text:style-name="P8">LT, LE, EQ NE, GE, GT</text:p>
                </table:table-cell>
              </table:table-row>
              <table:table-row table:style-name="Tabla5.B3.1">
                <table:table-cell table:style-name="Tabla5.B2" office:value-type="string">
                  <text:p text:style-name="P8">AND, OR, NOT, XOR</text:p>
                </table:table-cell>
              </table:table-row>
              <table:table-row>
                <table:table-cell table:style-name="Tabla5.B2" office:value-type="string">
                  <text:p text:style-name="P8">máximo (&gt;) y mínimo (&lt;)</text:p>
                </table:table-cell>
              </table:table-row>
            </table:table>
          </table:table-cell>
        </table:table-row>
        <table:table-row>
          <table:table-cell table:style-name="Tabla5.A2" office:value-type="string">
            <text:p text:style-name="P8">Conversores de tipo de datos</text:p>
          </table:table-cell>
          <table:table-cell table:style-name="Tabla5.B2" office:value-type="string">
            <text:p text:style-name="P8">Byte, integer, …</text:p>
          </table:table-cell>
        </table:table-row>
        <table:table-row>
          <table:table-cell table:style-name="Tabla5.A2" office:value-type="string">
            <text:p text:style-name="P10">Otras funciones matemáticas</text:p>
          </table:table-cell>
          <table:table-cell>
            <table:table table:is-sub-table="true">
              <table:table-column table:style-name="Tabla5.B"/>
              <table:table-row table:style-name="Tabla5.B3.1">
                <table:table-cell table:style-name="Tabla5.B2" office:value-type="string">
                  <text:p text:style-name="P8">exponente (^) y exponente natural (exp(x))</text:p>
                </table:table-cell>
              </table:table-row>
              <table:table-row table:style-name="Tabla5.B3.1">
                <table:table-cell table:style-name="Tabla5.B2" office:value-type="string">
                  <text:p text:style-name="P8">Logaritmo — alog(x)</text:p>
                </table:table-cell>
              </table:table-row>
              <table:table-row table:style-name="Tabla5.B3.1">
                <table:table-cell table:style-name="Tabla5.B2" office:value-type="string">
                  <text:p text:style-name="P8">Log Base 10 — alog10(x)</text:p>
                </table:table-cell>
              </table:table-row>
              <table:table-row table:style-name="Tabla5.B3.1">
                <table:table-cell table:style-name="Tabla5.B2" office:value-type="string">
                  <text:p text:style-name="P11">Redondeo — round(x), ceil(x), y floor(x)</text:p>
                </table:table-cell>
              </table:table-row>
              <table:table-row table:style-name="Tabla5.B3.1">
                <table:table-cell table:style-name="Tabla5.B2" office:value-type="string">
                  <text:p text:style-name="P8">Raíz cuadrada— sqrt(x)</text:p>
                </table:table-cell>
              </table:table-row>
              <table:table-row>
                <table:table-cell table:style-name="Tabla5.B2" office:value-type="string">
                  <text:p text:style-name="P8">Valor absoluto — abs(x)</text:p>
                </table:table-cell>
              </table:table-row>
            </table:table>
          </table:table-cell>
        </table:table-row>
      </table:table>
      <text:p text:style-name="P2"/>
      <text:list text:style-name="L1" text:continue-numbering="true">
        <text:list-item>
          <text:p text:style-name="P4">¿Poder operar imágenes con ROIs aplicadas?</text:p>
        </text:list-item>
      </text:list>
      <text:p text:style-name="P2"/>
      <text:p text:style-name="P2">Algoritmos a implementar:</text:p>
      <text:p text:style-name="P2"/>
      <text:p text:style-name="P2">Diseño:</text:p>
      <text:p text:style-name="P2"/>
      <text:p text:style-name="P2">Implementación:</text:p>
      <text:p text:style-name="P2"/>
      <text:list text:style-name="L3">
        <text:list-item>
          <text:p text:style-name="P12">En la primera aproximación:</text:p>
          <text:list>
            <text:list-item>
              <text:p text:style-name="P12">El tipo de dato del raster resultante es siempre <text:span text:style-name="T3">double.</text:span></text:p>
            </text:list-item>
            <text:list-item>
              <text:p text:style-name="P13">No da la opción de indicar la ruta del fichero resultante. Este se guarda en el fichero temporal de gvSIG.</text:p>
            </text:list-item>
          </text:list>
        </text:list-item>
      </text:list>
      <text:list text:style-name="L4">
        <text:list-item>
          <text:p text:style-name="P14">Cuando se pueda elegir la ruta del fichero resultante, puede ser interesante que, cuando esta no se elige, el resultado vaya realmente a memoria y no a disco.</text:p>
        </text:list-item>
      </text:list>
      <text:list text:style-name="L3">
        <text:list-item text:start-value="1">
          <text:p text:style-name="P15"><text:span text:style-name="T4">El análisis de expresiones matemáticas está basado en la librería: <text:s/></text:span>JEP - Java Math Expression Parser (jep) (licencia GPL).</text:p>
        </text:list-item>
        <text:list-item>
          <text:p text:style-name="P1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Albany AMT" svg:font-family="'Albany AMT'" style:font-pitch="variable"/>
    <style:font-face style:name="Nimbus Roman No9 L" svg:font-family="'Nimbus Roman No9 L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s" fo:country="ES" style:font-name-asian="Albany AMT" style:font-size-asian="12pt" style:language-asian="es" style:country-asian="ES" style:font-name-complex="Albany AMT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Nimbus Roman No9 L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1-30T12:47:22</meta:creation-date>
    <dc:date>2007-07-05T16:09:06</dc:date>
    <dc:language>es-ES</dc:language>
    <meta:editing-cycles>17</meta:editing-cycles>
    <meta:editing-duration>PT1H13M2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47" meta:word-count="398" meta:character-count="2582"/>
  </office:meta>
</office:document-meta>
</file>